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ru" fo:country="RU"/>
    </style:style>
    <style:style style:name="P2" style:parent-style-name="Standard" style:family="paragraph">
      <style:text-properties fo:language="ru" fo:country="RU"/>
    </style:style>
    <style:style style:name="P3" style:parent-style-name="Standard" style:family="paragraph">
      <style:text-properties fo:language="ru" fo:country="RU"/>
    </style:style>
    <style:style style:name="P4" style:parent-style-name="Standard" style:family="paragraph">
      <style:text-properties fo:language="ru" fo:country="RU"/>
    </style:style>
    <style:style style:name="P5" style:parent-style-name="Standard" style:family="paragraph">
      <style:text-properties fo:language="ru" fo:country="RU"/>
    </style:style>
    <style:style style:name="P6" style:parent-style-name="Standard" style:family="paragraph">
      <style:text-properties fo:language="ru" fo:country="RU"/>
    </style:style>
    <style:style style:name="T7" style:parent-style-name="Absatz-Standardschriftart" style:family="text">
      <style:text-properties fo:language="ru" fo:country="RU"/>
    </style:style>
  </office:automatic-styles>
  <office:body>
    <office:text text:use-soft-page-breaks="true">
      <text:p text:style-name="P1">1. Какими способами можно сделать горизонтальное выравнивание по центру? Минимум 3 варианта, можно больше</text:p>
      <text:p text:style-name="P2">2. Что за единица измерения - `fr`?</text:p>
      <text:p text:style-name="P3">3. Как можно задать грид с 5 колонками шириной по 20%? Минимум 2 способа.</text:p>
      <text:p text:style-name="P4">4. Самостоятельно разберитесь, что такое `auto-fill` и `auto-fit` ?</text:p>
      <text:p text:style-name="P5">5. Как сделать такую табличку? Параметры: первая колонка шириной 100 пикселей, вторая 30%. Первая строчка высотой 200 пикселей, вторая строчка 100 пикселей.</text:p>
      <text:p text:style-name="P6"><text:s text:c="4"/></text:p>
      <text:p text:style-name="Standard"><text:span text:style-name="T7"><text:s text:c="4"/>![https://s3-us-west-2.amazonaws.com/secure.notion-static.com/1f4613fc-2f5b-4be8-bc74-1affecbf8272/Untitled.png](https://s3-us-west-2.amazonaws.com/secure.notion-static.com/1f4613fc-2f5b-4be8-bc74-1affecbf8272/Untitled.png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ia Maltseva</meta:initial-creator>
    <dc:creator>Maria Maltseva</dc:creator>
    <meta:creation-date>2023-01-11T13:20:00Z</meta:creation-date>
    <dc:date>2023-01-11T18:51:00Z</dc:date>
    <meta:template xlink:href="Normal" xlink:type="simple"/>
    <meta:editing-cycles>1</meta:editing-cycles>
    <meta:editing-duration>PT0S</meta:editing-duration>
    <meta:document-statistic meta:page-count="1" meta:paragraph-count="1" meta:word-count="92" meta:character-count="673" meta:row-count="4" meta:non-whitespace-character-count="582"/>
  </office:meta>
</office:document-meta>
</file>